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HP＋\V[386],
STR＋\V[387], DEF＋\V[388],
FIN＋\V[389], AGI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ging Girl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HP＋\V[397],
STR＋\V[398], DEF＋\V[399],
FIN＋\V[400], AGI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HP＋\V[397],
STR＋\V[398], DEF＋\V[399],
FIN＋\V[400], AGI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tt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HP＋\V[397],
STR＋\V[398], DEF＋\V[399],
FIN＋\V[400], AGI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"Battle Menu"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"Fight", "Items", and "Run"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"Fight"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"Fight"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"Attack", "Skills", or
"Wait"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"Attack"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"Skills"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"Wait"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"Battle Menu" will be shown at the start of
combat and then after every 5 turns taken by
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"Critical Hit"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"Counter"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"Defense"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... ////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 ////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there
would've been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Recommend peeing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
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, I thin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It's impossible... f-for me to keep holding
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
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Ooh... I feel like I have to pee 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"Hyamu Tunnel"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…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…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… I need to use the toilet again…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"In the back of the forest to the north"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
to 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right here 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"Mediseed"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
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 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endure i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Sniff... this... th-that is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want to 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…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"other world"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 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… I'm dying to pee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toilet, and soon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"Hamuko"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this muc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ou 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 doing
this kind of thing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 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drip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-it's like this, u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bath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…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happens every once in a
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 liiittle～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(Rustle, rus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"That will be \V[672] ren, pleas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"Very well... hoiya～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"I'm afraid you don't have 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"Is that right—. Well, please come again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 "Ah—, that's right! Before you browse my
wares, I have a totally tasty story for you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"You know how all the ships stopped, when
 there was all that fuss with the thieves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"Phew, that was a real trouble—! For us
merchants, trading is our lifelin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"So, we realised. Our customers and the
delivery people who supply us with our wares
are all very important to us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"As a show of gratitude, we are introducing
our new loyalty scheme, 'thank-you points'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"Basically, it's just like any point-card system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"Whenever you buy one of our items, it'll fill the
thank-you gauge according to the item's price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"If you fill the gauge all the way up, what a
wonderful present you'll get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"How about it—? That was a good story, no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"Then without further ado, please take your
time and browse our stock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"You can't seem to carry any more, see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it seems you don't have
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"Wahoo!! I am so terribly grateful for your
generous patronage—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"As you can see, the thank-you gauge has
MAXed out—! Please press the 【A】 key and
choose a freebi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"Please, pick whatever you lik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"Aw, too bad. You don't have the space for it,
see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"Until next tim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"Uuuuh... maybe you should visit the
restrooms first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"Oh dear, what a spectacular mess you've
mad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"Great—! In that case, please wait just a little
whil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"Thank you for waiting—! Your clothes are now
fresh and clean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you don't seem to have
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"My, my, you'll catch a cold like that, you
know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"Oh? It doesn't look like this young lady needs
any clothing cleaned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snif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… Let’s get going…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 was nothing I could do! I was really in danger!</text:p>
          </table:table-cell>
          <table:table-cell table:style-name="ce0" office:value-type="string">
            <text:p>Th-there was nothing I could do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-no need to stare…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, you have something to say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'cos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e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 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right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right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 anything...
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 anything,
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Even I have to use the toilet
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"Consider yourselves lucky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"For I, the great Bandit Leader Priella, will
face-off against you personally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"We didn't come here to listen to your intro
speech.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"We'll defeat you and take back
Sharusharu-san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"A-and then you'll regret... *mumble*
*mumble*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"Whatever! As long as you amuse me well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"Here I come!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"Wh... what is that thing...?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"Uweeh, it looks super strong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"Since it's blocking the way, we have no choice
but to fight it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"Follow my instructions to the letter, you two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"G-got it... welp, I'm counting on you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"I can't accept being ordered around, but...
if there's no other choice...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odness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p-pee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 Peeee...!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
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about to leak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... I really did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toilet 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g out!! Toilet! Anywhere's fine,
so 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sniff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hanks for wait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ardon... my u-unsightliness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 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【Orb Fragment】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niff... I, I couldn't... hold it in... 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 offer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right, I don't need to go right now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right, so please ask the others first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 case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goodnes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goodness... I'm saved! ////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right now..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righ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 l-l-leak!
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8T19:18:16+01:00</meta:creation-date>
    <dc:date>2019-10-28T19:18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